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Lon</mi>
      <mo stretchy="false">=</mo>
      <mrow>
        <mrow>
          <mi>A</mi>
          <mo stretchy="false">×</mo>
          <mi>D</mi>
          <mo stretchy="false">×</mo>
          <mi>G</mi>
        </mrow>
        <mo stretchy="false">+</mo>
        <msup>
          <mrow>
            <mo fence="true" stretchy="false">(</mo>
            <mrow>
              <mrow>
                <mi>I</mi>
                <mo stretchy="false">×</mo>
                <mi>H</mi>
              </mrow>
            </mrow>
            <mo fence="true" stretchy="false">)</mo>
          </mrow>
          <mn>3</mn>
        </msup>
        <mo stretchy="false">+</mo>
        <mrow>
          <mi>C</mi>
          <mo stretchy="false">×</mo>
          <mi>E</mi>
        </mrow>
        <mo stretchy="false">+</mo>
        <mrow>
          <msup>
            <mi>H</mi>
            <mn>2</mn>
          </msup>
          <mo stretchy="false">×</mo>
          <mi>F</mi>
        </mrow>
        <mo stretchy="false">+</mo>
        <mrow>
          <mrow>
            <mo fence="true" stretchy="false">(</mo>
            <mrow>
              <mrow>
                <mi>A</mi>
                <mo stretchy="false">−</mo>
                <mi>I</mi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row>
                  <mfrac>
                    <mi>G</mi>
                    <mi>I</mi>
                  </mfrac>
                  <mo stretchy="false">×</mo>
                  <mi>A</mi>
                </mrow>
                <mo stretchy="false">−</mo>
                <mi>A</mi>
                <mo stretchy="false">−</mo>
                <mi>B</mi>
              </mrow>
            </mrow>
            <mo fence="true" stretchy="false">)</mo>
          </mrow>
        </mrow>
      </mrow>
    </mrow>
    <annotation encoding="StarMath 5.0">Lon= A times D times G + ( I times H )^3 + C times E + H^2 times F + ( A-I) times ( {G} over {I}  times A - A - B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0:05:28.890824234</meta:creation-date>
    <meta:generator>LibreOffice/4.2.7.2$Linux_X86_64 LibreOffice_project/420m0$Build-2</meta:generator>
  </office:meta>
</office:document-meta>
</file>